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c22" officeooo:paragraph-rsid="00174c22"/>
    </style:style>
    <style:style style:name="P2" style:family="paragraph" style:parent-style-name="Standard">
      <style:text-properties style:font-name="Noto Sans" officeooo:rsid="00174c22" officeooo:paragraph-rsid="00174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s over the lazy dog.</text:p>
      <text:p text:style-name="P2">Noto sans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1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tizen Klaw</meta:initial-creator>
    <meta:creation-date>2022-12-22T09:52:46.539778876</meta:creation-date>
    <dc:date>2022-12-22T09:59:02.825706543</dc:date>
    <dc:creator>Citizen Klaw</dc:creator>
    <meta:editing-duration>PT6M16S</meta:editing-duration>
    <meta:editing-cycles>1</meta:editing-cycles>
    <meta:document-statistic meta:table-count="0" meta:image-count="0" meta:object-count="0" meta:page-count="1" meta:paragraph-count="2" meta:word-count="11" meta:character-count="53" meta:non-whitespace-character-count="44"/>
    <meta:generator>LibreOffice/7.3.7.2$Linux_X86_64 LibreOffice_project/30$Build-2</meta:generator>
  </office:meta>
</office:document-meta>
</file>